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officeooo:rsid="00111607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US37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Auswahl von Gruppenmitgliedern durch Widget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Gruppenmitglieder können durch eine Suche hinzugefügt werden zu einer Gruppe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1765717784" text:style-name="L1">
              <text:list-item>
                <text:p text:style-name="P3">Es existiert ein Suchfeld, dass als Eingabe den Vornamen, den Nachnamen oder den Nutzernamen entgegen nimmt. </text:p>
              </text:list-item>
              <text:list-item>
                <text:p text:style-name="P3">Die Suche vergleicht die Eingabe mit Nutzern in der Datenbank und schlägt Nutzer vor.</text:p>
              </text:list-item>
              <text:list-item>
                <text:p text:style-name="P3">Eingaben müssen nicht vollständig sein. Es gibt eine automatische Vervollständigung in Form eines Nutzervorschlags. </text:p>
              </text:list-item>
              <text:list-item>
                <text:p text:style-name="P3">Durch Auswahl eines Nutzers im Ausklappmenü, wird dieser zu der Gruppe hinzugefügt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4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1">1<text:span text:style-name="T1">0</text:span>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8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/2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>Es gibt nicht viele Widgets die dieses Feature unterstützen in Django. Ajax-Select war schwierig umzusetzen und deswegen zeitaufwendig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11T12:34:00Z</meta:creation-date>
    <dc:date>2019-03-28T18:38:07.516000000</dc:date>
    <meta:editing-cycles>4</meta:editing-cycles>
    <meta:editing-duration>PT4S</meta:editing-duration>
    <meta:document-statistic meta:table-count="1" meta:image-count="0" meta:object-count="0" meta:page-count="1" meta:paragraph-count="23" meta:word-count="114" meta:character-count="816" meta:non-whitespace-character-count="726"/>
    <meta:template xlink:type="simple" xlink:actuate="onRequest" xlink:title="" xlink:href="Normal.dotm"/>
  </office:meta>
</office:document-meta>
</file>